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8pt" fo:font-weight="bold" officeooo:rsid="001c3ebb" officeooo:paragraph-rsid="001c3ebb" fo:background-color="#fff20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handas" fo:font-size="18pt" fo:font-weight="bold" officeooo:rsid="001c3ebb" officeooo:paragraph-rsid="001c3ebb" fo:background-color="#e0ffff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handas" fo:font-size="12pt" fo:font-weight="bold" officeooo:rsid="001c3ebb" officeooo:paragraph-rsid="001c3ebb" fo:background-color="#fff200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Chandas" fo:font-size="12pt" fo:font-weight="bold" officeooo:rsid="001c3ebb" officeooo:paragraph-rsid="001c3ebb" fo:background-color="#e0ffff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handas" fo:font-size="14pt" fo:font-weight="bold" officeooo:rsid="001d2c63" officeooo:paragraph-rsid="001d2c63" fo:background-color="#fff20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FreeSans"/>
    </style:style>
    <style:style style:name="P7" style:family="paragraph" style:parent-style-name="Text_20_body">
      <style:text-properties fo:font-variant="normal" fo:text-transform="none" fo:color="#424242" style:font-name="aakar" fo:font-size="12pt" fo:letter-spacing="normal" fo:font-style="normal" fo:font-weight="normal" officeooo:rsid="001d2c63" officeooo:paragraph-rsid="001d2c63" fo:background-color="#fff200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background-color="#e0ffff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24242" style:font-name="apple-system" fo:font-size="10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24242" style:font-name="aakar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text-properties style:font-name="Chandas" fo:font-size="18pt" fo:font-weight="bold" officeooo:rsid="001c3ebb" officeooo:paragraph-rsid="001c3ebb" fo:background-color="#fff200" style:font-size-asian="18pt" style:font-weight-asian="bold" style:font-size-complex="18pt" style:font-weight-complex="bold"/>
    </style:style>
    <style:style style:name="P15" style:family="paragraph" style:parent-style-name="Preformatted_20_Text">
      <loext:graphic-properties draw:fill="solid" draw:fill-color="#f7f9fa" draw:opacity="100%"/>
      <style:paragraph-properties fo:margin-left="0cm" fo:margin-right="0cm" fo:margin-top="0cm" fo:margin-bottom="0.247cm" loext:contextual-spacing="false" fo:line-height="160%" fo:orphans="2" fo:widows="2" fo:text-indent="0cm" style:auto-text-indent="false" fo:background-color="#f7f9fa" fo:padding="0cm" fo:border="none"/>
    </style:style>
    <style:style style:name="P16" style:family="paragraph" style:parent-style-name="Preformatted_20_Text">
      <loext:graphic-properties draw:fill="solid" draw:fill-color="#f7f9fa" draw:opacity="100%"/>
      <style:paragraph-properties fo:margin-top="0cm" fo:margin-bottom="0.247cm" loext:contextual-spacing="false" fo:line-height="160%" fo:orphans="2" fo:widows="2" fo:background-color="#f7f9fa" fo:padding="0cm" fo:border="none"/>
    </style:style>
    <style:style style:name="P17" style:family="paragraph" style:parent-style-name="Quotations">
      <style:paragraph-properties fo:margin-top="0cm" fo:margin-bottom="0.499cm" loext:contextual-spacing="false" fo:orphans="2" fo:widows="2" fo:padding-left="0.397cm" fo:padding-right="0cm" fo:padding-top="0cm" fo:padding-bottom="0cm" fo:border-left="3.74pt solid #eceff1" fo:border-right="none" fo:border-top="none" fo:border-bottom="none"/>
    </style:style>
    <style:style style:name="T1" style:family="text">
      <style:text-properties officeooo:rsid="001c3ebb"/>
    </style:style>
    <style:style style:name="T2" style:family="text">
      <style:text-properties fo:font-variant="normal" fo:text-transform="none" fo:color="#263238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63238" fo:letter-spacing="normal" fo:background-color="transparent" loext:char-shading-value="0" loext:padding="0cm" loext:border="none"/>
    </style:style>
    <style:style style:name="T4" style:family="text">
      <style:text-properties fo:font-variant="normal" fo:text-transform="none" fo:color="#aa0d91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1c00cf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5c2699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424242" style:font-name="apple-system" fo:font-size="10.5pt" fo:letter-spacing="normal" fo:font-style="normal" fo:font-weight="normal"/>
    </style:style>
    <style:style style:name="T8" style:family="text">
      <style:text-properties fo:font-variant="normal" fo:text-transform="none" fo:color="#424242" style:font-name="apple-system" fo:font-size="10.5pt" fo:letter-spacing="normal" fo:font-style="normal" fo:font-weight="bold"/>
    </style:style>
    <style:style style:name="T9" style:family="text">
      <style:text-properties fo:font-variant="normal" fo:text-transform="none" fo:color="#424242" fo:font-size="10.5pt" fo:letter-spacing="normal" fo:font-style="normal" fo:font-weight="bold"/>
    </style:style>
    <style:style style:name="T10" style:family="text">
      <style:text-properties fo:font-variant="normal" fo:text-transform="none" fo:color="#424242" fo:font-size="10.5pt" fo:letter-spacing="normal" fo:font-style="normal" fo:font-weight="normal"/>
    </style:style>
    <style:style style:name="T11" style:family="text">
      <style:text-properties fo:font-variant="normal" fo:text-transform="none" fo:color="#424242" style:font-name="aakar" fo:font-size="10.5pt" fo:letter-spacing="normal" fo:font-style="normal" fo:font-weight="bold"/>
    </style:style>
    <style:style style:name="T12" style:family="text">
      <style:text-properties fo:font-variant="normal" fo:text-transform="none" fo:color="#424242" style:font-name="aakar" fo:font-size="10.5pt" fo:letter-spacing="normal" fo:font-style="normal" fo:font-weight="normal"/>
    </style:style>
    <style:style style:name="T13" style:family="text">
      <style:text-properties fo:font-variant="normal" fo:text-transform="none" fo:color="#424242" style:font-name="aakar" fo:letter-spacing="normal" fo:font-style="normal" fo:font-weight="bold"/>
    </style:style>
    <style:style style:name="T14" style:family="text">
      <style:text-properties fo:font-variant="normal" fo:text-transform="none" fo:color="#424242" style:font-name="aakar" fo:letter-spacing="normal" fo:font-style="normal" fo:font-weight="normal"/>
    </style:style>
    <style:style style:name="T15" style:family="text">
      <style:text-properties fo:font-variant="normal" fo:text-transform="none" fo:color="#424242" style:font-name="aakar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424242" style:font-name="aakar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616161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color="#546e7a" style:font-name="monospace" fo:font-size="9.75pt" fo:letter-spacing="normal" fo:font-style="normal" fo:font-weight="normal" fo:background-color="#f7f9fa" loext:char-shading-value="0" loext:padding="0cm" loext:border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#e0ffff" loext:char-shading-value="0"/>
    </style:style>
    <style:style style:name="T21" style:family="text">
      <style:text-properties fo:background-color="#e0ffff" loext:char-shading-value="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M VARIATION </text:p>
      <text:p text:style-name="P1"/>
      <text:p text:style-name="P6">Q.MINIMUM COST TO MERGE <text:s/><text:span text:style-name="T1">STONES</text:span></text:p>
      <text:p text:style-name="Standard"/>
      <text:p text:style-name="Standard"><text:a xlink:type="simple" xlink:href="https://leetcode.com/problems/minimum-cost-to-merge-stones/" text:style-name="Internet_20_link" text:visited-style-name="Visited_20_Internet_20_Link">https://leetcode.com/problems/minimum-cost-to-merge-stones/</text:a></text:p>
      <text:p text:style-name="Standard"/>
      <text:p text:style-name="P11"><text:span text:style-name="T7">Let's first think this problem in a simple way, </text:span><text:span text:style-name="Strong_20_Emphasis"><text:span text:style-name="T8">what if we can only merge 2 adjacent piles into one pile</text:span></text:span><text:span text:style-name="T7">?</text:span></text:p>
      <text:p text:style-name="P12">For given example [3,2,4,1], we will normally think this as a greedy problem, we always merge two relatively small piles.<text:line-break/>[[3, 2], 4, 1] -&gt; [5, [4, 1]] -&gt; [5, 5] -&gt; [10](cost: 20).</text:p>
      <text:p text:style-name="P12">While one counterexample is [6,4,4,6],<text:line-break/>if we merge greedily, [6, [4, 4], 6] -&gt; [[6, 8], 6] -&gt; [14, 6] -&gt; [20] (cost: 42),<text:line-break/>while the optimal way is [[6, 4], 4, 6] -&gt; [10, [4, 6]] -&gt; [10, 10] -&gt; [20] (cost:40).</text:p>
      <text:p text:style-name="P11"><text:span text:style-name="T7">What if we think this problem reversely, </text:span><text:span text:style-name="Strong_20_Emphasis"><text:span text:style-name="T8">which two piles should we merge at the last step</text:span></text:span><text:span text:style-name="T7">?</text:span></text:p>
      <text:p text:style-name="P11"><text:span text:style-name="T7">We don't know which two piles to merge for now, but we can know the cost of that step, which is </text:span><text:span text:style-name="Strong_20_Emphasis"><text:span text:style-name="T8">the sum of that two piles.</text:span></text:span><text:span text:style-name="T7"><text:line-break/>[3 | 2, 4, 1]<text:line-break/>3 + 7 = 10<text:line-break/>[3 , 2 | 4, 1]<text:line-break/>5 + 5 = 10<text:line-break/>[3 , 2, 4 | 1]<text:line-break/>9 + 1 = 10<text:line-break/>No matter how to split the two piles, the sum is always the sum of the two piles.</text:span></text:p>
      <text:p text:style-name="P11"><text:span text:style-name="T7">Now the only thing that matters is how to get the minimum cost to split to two piles.<text:line-break/>So we need to know </text:span><text:span text:style-name="Strong_20_Emphasis"><text:span text:style-name="T8">the minimum cost of merging left part to 1 pile, and minimum cost of merging right part to 1 pile</text:span></text:span><text:span text:style-name="T7">, this is a typical sub problem.</text:span></text:p>
      <text:list xml:id="list1938098517" text:style-name="L1">
        <text:list-item>
          <text:p text:style-name="P9"><text:line-break/><text:span text:style-name="T17">We keep merging K piles of stones until there is only one pile.</text:span></text:p>
        </text:list-item>
      </text:list>
      <text:p text:style-name="P17"><text:span text:style-name="T17">For the last step, stones[i .. j] are divided into K piles, and we merge them into one pile, which costs </text:span><text:span text:style-name="Source_20_Text"><text:span text:style-name="T18">sum(nums[i .. j]) + cost to make stones[i .. j] form K piles</text:span></text:span><text:span text:style-name="T17">.</text:span></text:p>
      <text:p text:style-name="P11"><text:span text:style-name="T7">The problem </text:span><text:span text:style-name="Source_20_Text"><text:span text:style-name="T18">get the minimum cost to make stones[i .. j] form 1 pile</text:span></text:span><text:span text:style-name="T7"> equals to</text:span></text:p>
      <text:p text:style-name="P15"><text:span text:style-name="Source_20_Text"><text:span text:style-name="T3"><text:s text:c="8"/></text:span></text:span><text:span text:style-name="Source_20_Text"><text:span text:style-name="T2">the minimum cost to make stones[i .. j] form K piles</text:span></text:span></text:p>
      <text:p text:style-name="P16"><text:span text:style-name="Source_20_Text"><text:span text:style-name="T3"><text:s text:c="8"/></text:span></text:span><text:span text:style-name="Source_20_Text"><text:span text:style-name="T2">+ </text:span></text:span><text:span text:style-name="Source_20_Text"><text:span text:style-name="T6">sum</text:span></text:span><text:span text:style-name="Source_20_Text"><text:span text:style-name="T2">(nums[i .. j])</text:span></text:span></text:p>
      <text:p text:style-name="P11"><text:span text:style-name="T7">The subproblem </text:span><text:span text:style-name="Source_20_Text"><text:span text:style-name="T18">the minimum cost to make stones[i .. j] form K piles</text:span></text:span><text:span text:style-name="T7"> equals to</text:span></text:p>
      <text:p text:style-name="P15"><text:span text:style-name="Source_20_Text"><text:span text:style-name="T3"><text:s text:c="8"/></text:span></text:span><text:span text:style-name="Source_20_Text"><text:span text:style-name="T2">the minimum cost to </text:span></text:span><text:span text:style-name="Source_20_Text"><text:span text:style-name="T6">make</text:span></text:span><text:span text:style-name="Source_20_Text"><text:span text:style-name="T2"> stones[i .. k] form K - </text:span></text:span><text:span text:style-name="Source_20_Text"><text:span text:style-name="T5">1</text:span></text:span><text:span text:style-name="Source_20_Text"><text:span text:style-name="T2"> piles</text:span></text:span></text:p>
      <text:p text:style-name="P16"><text:span text:style-name="Source_20_Text"><text:span text:style-name="T3"><text:s text:c="8"/></text:span></text:span><text:span text:style-name="Source_20_Text"><text:span text:style-name="T2">+ the minimum cost to </text:span></text:span><text:span text:style-name="Source_20_Text"><text:span text:style-name="T6">make</text:span></text:span><text:span text:style-name="Source_20_Text"><text:span text:style-name="T2"> stones[k + </text:span></text:span><text:span text:style-name="Source_20_Text"><text:span text:style-name="T5">1</text:span></text:span><text:span text:style-name="Source_20_Text"><text:span text:style-name="T2"> .. j] form </text:span></text:span><text:span text:style-name="Source_20_Text"><text:span text:style-name="T5">1</text:span></text:span><text:span text:style-name="Source_20_Text"><text:span text:style-name="T2"> pile </text:span></text:span></text:p>
      <text:p text:style-name="P16"><text:soft-page-break/><text:span text:style-name="Source_20_Text"><text:span text:style-name="T3"><text:s text:c="8"/></text:span></text:span><text:span text:style-name="Source_20_Text"><text:span text:style-name="T2">+ sum(nums[i .. j])</text:span></text:span></text:p>
      <text:p text:style-name="P8"/>
      <text:p text:style-name="Standard"/>
      <text:p text:style-name="P14"><text:span text:style-name="Source_20_Text"><text:span text:style-name="T3"><text:s/></text:span></text:span><text:span text:style-name="Source_20_Text"><text:span text:style-name="T4">int</text:span></text:span><text:span text:style-name="Source_20_Text"><text:span text:style-name="T2"> n = stones.size();</text:span></text:span></text:p>
      <text:p text:style-name="P16"><text:span text:style-name="Source_20_Text"><text:span text:style-name="T3"><text:s text:c="8"/></text:span></text:span><text:span text:style-name="Source_20_Text"><text:span text:style-name="T4">if</text:span></text:span><text:span text:style-name="Source_20_Text"><text:span text:style-name="T2"> ((n - </text:span></text:span><text:span text:style-name="Source_20_Text"><text:span text:style-name="T5">1</text:span></text:span><text:span text:style-name="Source_20_Text"><text:span text:style-name="T2">) % (K - </text:span></text:span><text:span text:style-name="Source_20_Text"><text:span text:style-name="T5">1</text:span></text:span><text:span text:style-name="Source_20_Text"><text:span text:style-name="T2">)) </text:span></text:span><text:span text:style-name="Source_20_Text"><text:span text:style-name="T4">return</text:span></text:span><text:span text:style-name="Source_20_Text"><text:span text:style-name="T2"> </text:span></text:span><text:span text:style-name="Source_20_Text"><text:span text:style-name="T5">-1</text:span></text:span><text:span text:style-name="Source_20_Text"><text:span text:style-name="T2">;</text:span></text:span></text:p>
      <text:p text:style-name="P16"/>
      <text:p text:style-name="P16"><text:span text:style-name="Source_20_Text"><text:span text:style-name="T3"><text:s text:c="8"/></text:span></text:span><text:span text:style-name="Source_20_Text"><text:span text:style-name="T6">vector</text:span></text:span><text:span text:style-name="Source_20_Text"><text:span text:style-name="T2">&lt;</text:span></text:span><text:span text:style-name="Source_20_Text"><text:span text:style-name="T4">int</text:span></text:span><text:span text:style-name="Source_20_Text"><text:span text:style-name="T2">&gt; </text:span></text:span><text:span text:style-name="Source_20_Text"><text:span text:style-name="T5">prefix</text:span></text:span><text:span text:style-name="Source_20_Text"><text:span text:style-name="T6">(n + </text:span></text:span><text:span text:style-name="Source_20_Text"><text:span text:style-name="T5">1</text:span></text:span><text:span text:style-name="Source_20_Text"><text:span text:style-name="T6">)</text:span></text:span><text:span text:style-name="Source_20_Text"><text:span text:style-name="T2">;</text:span></text:span></text:p>
      <text:p text:style-name="P16"><text:span text:style-name="Source_20_Text"><text:span text:style-name="T3"><text:s text:c="8"/></text:span></text:span><text:span text:style-name="Source_20_Text"><text:span text:style-name="T4">for</text:span></text:span><text:span text:style-name="Source_20_Text"><text:span text:style-name="T2"> (</text:span></text:span><text:span text:style-name="Source_20_Text"><text:span text:style-name="T4">int</text:span></text:span><text:span text:style-name="Source_20_Text"><text:span text:style-name="T2"> i = </text:span></text:span><text:span text:style-name="Source_20_Text"><text:span text:style-name="T5">0</text:span></text:span><text:span text:style-name="Source_20_Text"><text:span text:style-name="T2">; i &lt; <text:s/>n; i++)</text:span></text:span></text:p>
      <text:p text:style-name="P16"><text:span text:style-name="Source_20_Text"><text:span text:style-name="T3"><text:s text:c="12"/></text:span></text:span><text:span text:style-name="Source_20_Text"><text:span text:style-name="T2">prefix[i + </text:span></text:span><text:span text:style-name="Source_20_Text"><text:span text:style-name="T5">1</text:span></text:span><text:span text:style-name="Source_20_Text"><text:span text:style-name="T2">] = prefix[i] + stones[i];</text:span></text:span></text:p>
      <text:p text:style-name="P16"/>
      <text:p text:style-name="P16"><text:span text:style-name="Source_20_Text"><text:span text:style-name="T3"><text:s text:c="8"/></text:span></text:span><text:span text:style-name="Source_20_Text"><text:span text:style-name="T6">vector</text:span></text:span><text:span text:style-name="Source_20_Text"><text:span text:style-name="T2">&lt;</text:span></text:span><text:span text:style-name="Source_20_Text"><text:span text:style-name="T6">vector</text:span></text:span><text:span text:style-name="Source_20_Text"><text:span text:style-name="T2">&lt;</text:span></text:span><text:span text:style-name="Source_20_Text"><text:span text:style-name="T4">int</text:span></text:span><text:span text:style-name="Source_20_Text"><text:span text:style-name="T2">&gt; &gt; dp(n, </text:span></text:span><text:span text:style-name="Source_20_Text"><text:span text:style-name="T6">vector</text:span></text:span><text:span text:style-name="Source_20_Text"><text:span text:style-name="T2">&lt;</text:span></text:span><text:span text:style-name="Source_20_Text"><text:span text:style-name="T4">int</text:span></text:span><text:span text:style-name="Source_20_Text"><text:span text:style-name="T2">&gt;(n));</text:span></text:span></text:p>
      <text:p text:style-name="P16"><text:span text:style-name="Source_20_Text"><text:span text:style-name="T3"><text:s text:c="8"/></text:span></text:span><text:span text:style-name="Source_20_Text"><text:span text:style-name="T4">for</text:span></text:span><text:span text:style-name="Source_20_Text"><text:span text:style-name="T2"> (</text:span></text:span><text:span text:style-name="Source_20_Text"><text:span text:style-name="T4">int</text:span></text:span><text:span text:style-name="Source_20_Text"><text:span text:style-name="T2"> m = K; m &lt;= n; ++m)</text:span></text:span></text:p>
      <text:p text:style-name="P16"><text:span text:style-name="Source_20_Text"><text:span text:style-name="T3"><text:s text:c="12"/></text:span></text:span><text:span text:style-name="Source_20_Text"><text:span text:style-name="T4">for</text:span></text:span><text:span text:style-name="Source_20_Text"><text:span text:style-name="T2"> (</text:span></text:span><text:span text:style-name="Source_20_Text"><text:span text:style-name="T4">int</text:span></text:span><text:span text:style-name="Source_20_Text"><text:span text:style-name="T2"> i = </text:span></text:span><text:span text:style-name="Source_20_Text"><text:span text:style-name="T5">0</text:span></text:span><text:span text:style-name="Source_20_Text"><text:span text:style-name="T2">; i + m &lt;= n; ++i) {</text:span></text:span></text:p>
      <text:p text:style-name="P16"><text:span text:style-name="Source_20_Text"><text:span text:style-name="T3"><text:s text:c="16"/></text:span></text:span><text:span text:style-name="Source_20_Text"><text:span text:style-name="T4">int</text:span></text:span><text:span text:style-name="Source_20_Text"><text:span text:style-name="T2"> j = i + m - </text:span></text:span><text:span text:style-name="Source_20_Text"><text:span text:style-name="T5">1</text:span></text:span><text:span text:style-name="Source_20_Text"><text:span text:style-name="T2">;</text:span></text:span></text:p>
      <text:p text:style-name="P16"><text:span text:style-name="Source_20_Text"><text:span text:style-name="T3"><text:s text:c="16"/></text:span></text:span><text:span text:style-name="Source_20_Text"><text:span text:style-name="T2">dp[i][j] = INT_MAX;</text:span></text:span></text:p>
      <text:p text:style-name="P16"><text:span text:style-name="Source_20_Text"><text:span text:style-name="T3"><text:s text:c="16"/></text:span></text:span><text:span text:style-name="Source_20_Text"><text:span text:style-name="T4">for</text:span></text:span><text:span text:style-name="Source_20_Text"><text:span text:style-name="T2"> (</text:span></text:span><text:span text:style-name="Source_20_Text"><text:span text:style-name="T4">int</text:span></text:span><text:span text:style-name="Source_20_Text"><text:span text:style-name="T2"> mid = i; mid &lt; j; mid += K - </text:span></text:span><text:span text:style-name="Source_20_Text"><text:span text:style-name="T5">1</text:span></text:span><text:span text:style-name="Source_20_Text"><text:span text:style-name="T2">)</text:span></text:span></text:p>
      <text:p text:style-name="P16"><text:span text:style-name="Source_20_Text"><text:span text:style-name="T3"><text:s text:c="20"/></text:span></text:span><text:span text:style-name="Source_20_Text"><text:span text:style-name="T2">dp[i][j] = min(dp[i][j], dp[i][mid] + dp[mid + </text:span></text:span><text:span text:style-name="Source_20_Text"><text:span text:style-name="T5">1</text:span></text:span><text:span text:style-name="Source_20_Text"><text:span text:style-name="T2">][j]);</text:span></text:span></text:p>
      <text:p text:style-name="P16"><text:span text:style-name="Source_20_Text"><text:span text:style-name="T3"><text:s text:c="16"/></text:span></text:span><text:span text:style-name="Source_20_Text"><text:span text:style-name="T4">if</text:span></text:span><text:span text:style-name="Source_20_Text"><text:span text:style-name="T2"> ((j - i) % (K - </text:span></text:span><text:span text:style-name="Source_20_Text"><text:span text:style-name="T5">1</text:span></text:span><text:span text:style-name="Source_20_Text"><text:span text:style-name="T2">) == </text:span></text:span><text:span text:style-name="Source_20_Text"><text:span text:style-name="T5">0</text:span></text:span><text:span text:style-name="Source_20_Text"><text:span text:style-name="T2">)</text:span></text:span></text:p>
      <text:p text:style-name="P16"><text:span text:style-name="Source_20_Text"><text:span text:style-name="T3"><text:s text:c="20"/></text:span></text:span><text:span text:style-name="Source_20_Text"><text:span text:style-name="T2">dp[i][j] += prefix[j + </text:span></text:span><text:span text:style-name="Source_20_Text"><text:span text:style-name="T5">1</text:span></text:span><text:span text:style-name="Source_20_Text"><text:span text:style-name="T2">] - prefix[i];</text:span></text:span></text:p>
      <text:p text:style-name="P16"><text:span text:style-name="Source_20_Text"><text:span text:style-name="T3"><text:s text:c="12"/></text:span></text:span><text:span text:style-name="Source_20_Text"><text:span text:style-name="T2">}</text:span></text:span></text:p>
      <text:p text:style-name="P16"><text:span text:style-name="Source_20_Text"><text:span text:style-name="T3"><text:s text:c="8"/></text:span></text:span><text:span text:style-name="Source_20_Text"><text:span text:style-name="T4">return</text:span></text:span><text:span text:style-name="Source_20_Text"><text:span text:style-name="T2"> dp[</text:span></text:span><text:span text:style-name="Source_20_Text"><text:span text:style-name="T5">0</text:span></text:span><text:span text:style-name="Source_20_Text"><text:span text:style-name="T2">][n - </text:span></text:span><text:span text:style-name="Source_20_Text"><text:span text:style-name="T5">1</text:span></text:span><text:span text:style-name="Source_20_Text"><text:span text:style-name="T2">];</text:span></text:span></text:p>
      <text:p text:style-name="P5">2.BuRST BALLON WITH MAXIMUM COINS</text:p>
      <text:p text:style-name="Standard"><text:a xlink:type="simple" xlink:href="https://leetcode.com/problems/burst-balloons/" text:style-name="Internet_20_link" text:visited-style-name="Visited_20_Internet_20_Link"><text:span text:style-name="T19"/></text:a></text:p>
      <text:p text:style-name="Standard"><text:a xlink:type="simple" xlink:href="https://leetcode.com/problems/burst-balloons/" text:style-name="Internet_20_link" text:visited-style-name="Visited_20_Internet_20_Link"><text:span text:style-name="T19">https://leetcode.com/problems/burst-balloons/</text:span></text:a></text:p>
      <text:p text:style-name="Standard"><text:span text:style-name="T19"/></text:p>
      <text:p text:style-name="P7">I think the most upvoted post didn't talk about what dp[i][j] represent and what exactly does the transition function :</text:p>
      <text:p text:style-name="P11"><text:span text:style-name="Strong_20_Emphasis"><text:span text:style-name="T15">for (int k = left; k &lt;= right; ++k)<text:line-break/>dp[left][right] = max(dp[left][right], nums[left-1] * nums[k] * nums[right+1] + dp[left][k-1] + dp[k+1][right])</text:span></text:span><text:span text:style-name="T16">**<text:line-break/>means.</text:span></text:p>
      <text:p text:style-name="P13"><text:soft-page-break/>Or maybe it did talk about it but I miss it. But anyway here is my understand of this problem after reading countless of posts and comments :</text:p>
      <text:p text:style-name="P11"><text:span text:style-name="T16">First of all, dp[i][j] in here means, the maximum coins we get after we burst </text:span><text:span text:style-name="Strong_20_Emphasis"><text:span text:style-name="T15">all</text:span></text:span><text:span text:style-name="T16"> the balloons between i and j in the original array.</text:span></text:p>
      <text:p text:style-name="P13">For example with input [3,1,5,8] :</text:p>
      <text:p text:style-name="P13">dp[0][0] means we burst ballons between [0,0], which means we only burst the first balloon in original array. So dp[0][0] is 1 * 3 * 1 = 3.</text:p>
      <text:p text:style-name="P13">dp[1][1] means we burst balloons between [1][1], which means we only burst the second ballon in the original array. So dp[1][1] is 3 * 1 * 5 = 15.</text:p>
      <text:p text:style-name="P13">So in the end for this problem we want to find out dp[0][ arr.length - 1 ], which is the maximum value we can get when we burst all the balloon between [0 , length -1]</text:p>
      <text:p text:style-name="P13">To get that we need the transition function :</text:p>
      <text:p text:style-name="P11"><text:span text:style-name="Strong_20_Emphasis"><text:span text:style-name="T15">for (int k = left; k &lt;= right; ++k)<text:line-break/>dp[left][right] = max(dp[left][right], nums[left-1] * nums[k] * nums[right+1] + dp[left][k-1] + dp[k+1][right])</text:span></text:span><text:span text:style-name="T16">**</text:span></text:p>
      <text:p text:style-name="P13">This transition function basically says in order to get the maximum value we can get for bursting all the balloons between [ i , j] , we just loop through each balloon between these two indexes and make them to be the last balloon to be burst,</text:p>
      <text:p text:style-name="P13">why we pick it as the last balloon to burst ?</text:p>
      <text:p text:style-name="P13">For example when calculating dp[0,3] and picking index 2 as the last balloon to burst,</text:p>
      <text:p text:style-name="P13">[ 3 , 1 , 5 , 8] , that means 5 is the last balloon to burst between [0,3] , to get the maximum value when picking 5 as the last balloon to burst :</text:p>
      <text:p text:style-name="P13">max = maximum value of bursting all the balloon on the left side of 5 + maximum value of bursting all the balloon on the right side of 5 + bursting balloon 5 when left side and right side are gone.</text:p>
      <text:p text:style-name="P13">That is dp[0, 1] + nums[0 - 1] * nums[2] * nums[3 + 1] + + dp[3,3];</text:p>
      <text:p text:style-name="P13">That is dp[left, k - 1] + nums[left - 1] * nums[k] * nums[right + 1] + dp[k+1, right] ;</text:p>
      <text:p text:style-name="P13">to get the maximum dp[left, right] we just loop through all the possible value of k to get the maximum.</text:p>
      <text:p text:style-name="P8"><text:line-break/><text:span text:style-name="T21">int n = nums.size();</text:span></text:p>
      <text:p text:style-name="P10"><text:s text:c="8"/>nums.insert(nums.begin(), 1);</text:p>
      <text:p text:style-name="P10"><text:s text:c="8"/>nums.push_back(1);</text:p>
      <text:p text:style-name="P10"><text:s text:c="8"/>vector&lt;vector&lt;int&gt;&gt; dp(nums.size(), vector&lt;int&gt;(nums.size(), 0));</text:p>
      <text:p text:style-name="P10"><text:s text:c="8"/>for (int len = 1; len &lt;= n; ++len)</text:p>
      <text:p text:style-name="P10"><text:soft-page-break/><text:s text:c="12"/>for (int left = 1; left &lt;= n - len + 1; ++left) {</text:p>
      <text:p text:style-name="P10"><text:s text:c="16"/>int right = left + len - 1;</text:p>
      <text:p text:style-name="P10"><text:s text:c="16"/>for (int k = left; k &lt;= right; ++k)</text:p>
      <text:p text:style-name="P10"><text:s text:c="20"/>dp[left][right] = max(dp[left][right], nums[left-1]*nums[k]*nums[right+1] + dp[left][k-1] + dp[k+1][right]);</text:p>
      <text:p text:style-name="P10"><text:s text:c="12"/>}</text:p>
      <text:p text:style-name="P10"><text:s text:c="8"/>return dp[1][n];</text:p>
      <text:p text:style-name="P10"/>
      <text:p text:style-name="P2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23:00:29.097756100</meta:creation-date>
    <dc:date>2021-05-23T23:59:30.436702319</dc:date>
    <meta:editing-duration>PT38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65" meta:word-count="987" meta:character-count="5290" meta:non-whitespace-character-count="4018"/>
  </office:meta>
</office:document-meta>
</file>